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3.4008in"/>
    </style:style>
    <style:style style:name="co4" style:family="table-column">
      <style:table-column-properties fo:break-before="auto" style:column-width="1.5244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1.1543in"/>
    </style:style>
    <style:style style:name="co8" style:family="table-column">
      <style:table-column-properties fo:break-before="auto" style:column-width="1.3283in"/>
    </style:style>
    <style:style style:name="co9" style:family="table-column">
      <style:table-column-properties fo:break-before="auto" style:column-width="1.1402in"/>
    </style:style>
    <style:style style:name="co10" style:family="table-column">
      <style:table-column-properties fo:break-before="auto" style:column-width="1.4791in"/>
    </style:style>
    <style:style style:name="co11" style:family="table-column">
      <style:table-column-properties fo:break-before="auto" style:column-width="1.4693in"/>
    </style:style>
    <style:style style:name="co12" style:family="table-column">
      <style:table-column-properties fo:break-before="auto" style:column-width="1.1681in"/>
    </style:style>
    <style:style style:name="ro1" style:family="table-row">
      <style:table-row-properties style:row-height="0.16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harts" table:style-name="ta1" table:print="false">
        <table:shapes>
          <draw:frame draw:z-index="0" draw:style-name="gr1" svg:width="6.1134in" svg:height="4.0205in" svg:x="0.85in" svg:y="0.322in">
            <draw:object draw:notify-on-update-of-ranges="Database.K2:Database.K2 Database.K3:Database.K40 Database.G3:Database.G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0827in" svg:height="4.0484in" svg:x="13.2886in" svg:y="3.987in">
            <draw:object draw:notify-on-update-of-ranges="Database.G2:Database.G2 Database.G3:Database.G40 Database.D3:Database.D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.6925in" svg:height="3.9992in" svg:x="7.2205in" svg:y="4.4248in">
            <draw:object draw:notify-on-update-of-ranges="Database.E2:Database.E2 Database.E3:Database.E40 Database.D3:Database.D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5.9634in" svg:height="3.9728in" svg:x="7.2134in" svg:y="0.3134in">
            <draw:object draw:notify-on-update-of-ranges="Database.W3:Database.W8 Database.X3:Database.X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6.0862in" svg:height="3.7339in" svg:x="0.8343in" svg:y="4.6205in">
            <draw:object draw:notify-on-update-of-ranges="Database.P2:Database.P2 Database.P3:Database.P20 Database.G3:Database.G20 Database.Q2:Database.Q2 Database.Q3:Database.Q12 Database.G3:Database.G20 Database.R2:Database.R2 Database.R3:Database.R20 Database.G3:Database.G2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tabase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num_mpp_segments</text:p>
          </table:table-cell>
          <table:table-cell office:value-type="string">
            <text:p>total_mpp_objects</text:p>
          </table:table-cell>
          <table:table-cell office:value-type="string">
            <text:p>num_usc_tracks</text:p>
          </table:table-cell>
          <table:table-cell office:value-type="string">
            <text:p>num_mpp_usc_tracks</text:p>
          </table:table-cell>
          <table:table-cell office:value-type="string">
            <text:p>percent_motion</text:p>
          </table:table-cell>
          <table:table-cell office:value-type="string">
            <text:p>detect_md</text:p>
          </table:table-cell>
          <table:table-cell office:value-type="string">
            <text:p>detect_md_usc</text:p>
          </table:table-cell>
          <table:table-cell office:value-type="string">
            <text:p>detect_usc</text:p>
          </table:table-cell>
          <table:table-cell office:value-type="string">
            <text:p>usc_versus_md_usc</text:p>
          </table:table-cell>
          <table:table-cell office:value-type="string">
            <text:p>usc_versus_md</text:p>
          </table:table-cell>
          <table:table-cell office:value-type="string">
            <text:p>total_frames</text:p>
          </table:table-cell>
          <table:table-cell table:number-columns-repeated="2"/>
          <table:table-cell office:value-type="string">
            <text:p>md fps</text:p>
          </table:table-cell>
          <table:table-cell office:value-type="string">
            <text:p>md usc fps</text:p>
          </table:table-cell>
          <table:table-cell office:value-type="string">
            <text:p>usc fps</text:p>
          </table:table-cell>
          <table:table-cell table:number-columns-repeated="2"/>
          <table:table-cell office:value-type="string">
            <text:p>speedup</text:p>
          </table:table-cell>
          <table:table-cell office:value-type="string">
            <text:p>usc/md usc</text:p>
          </table:table-cell>
          <table:table-cell office:value-type="string">
            <text:p>percent</text:p>
          </table:table-cell>
          <table:table-cell office:value-type="string">
            <text:p>motion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/NAS/NRL/MPP-test/21FEB03000018194.mp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float" office:value="771">
            <text:p>771</text:p>
          </table:table-cell>
          <table:table-cell office:value-type="float" office:value="10679">
            <text:p>10679</text:p>
          </table:table-cell>
          <table:table-cell office:value-type="float" office:value="13.8508">
            <text:p>13.85</text:p>
          </table:table-cell>
          <table:table-cell office:value-type="float" office:value="71.1933">
            <text:p>71.19</text:p>
          </table:table-cell>
          <table:table-cell office:value-type="float" office:value="1800">
            <text:p>1800</text:p>
          </table:table-cell>
          <table:table-cell table:number-columns-repeated="2"/>
          <table:table-cell table:formula="of:=IF([.H3]&gt;0; [.$M3]/[.H3]; &quot;&quot;)" office:value-type="float" office:value="12">
            <text:p>12</text:p>
          </table:table-cell>
          <table:table-cell table:formula="of:=IF([.I3]&gt;0; [.$M3]/[.I3]; &quot;&quot;)" office:value-type="float" office:value="2.33463035019455">
            <text:p>2.33</text:p>
          </table:table-cell>
          <table:table-cell table:formula="of:=IF([.J3]&gt;0; [.$M3]/[.J3]; &quot;&quot;)" office:value-type="float" office:value="0.168555108156194">
            <text:p>0.17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matrix-columns-spanned="1" table:number-matrix-rows-spanned="8" table:formula="of:=FREQUENCY([.K3:.K28];[.U3:.U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matrix-columns-spanned="1" table:number-matrix-rows-spanned="7" table:formula="of:=FREQUENCY([.G3:.G31];[.W3:.W8])" office:value-type="float" office:value="0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/NAS/NRL/MPP-test/predator-clip-short.mp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1944">
            <text:p>1944</text:p>
          </table:table-cell>
          <table:table-cell office:value-type="float" office:value="3805">
            <text:p>3805</text:p>
          </table:table-cell>
          <table:table-cell office:value-type="float" office:value="1.9573">
            <text:p>1.96</text:p>
          </table:table-cell>
          <table:table-cell office:value-type="float" office:value="67.9464">
            <text:p>67.95</text:p>
          </table:table-cell>
          <table:table-cell office:value-type="float" office:value="596">
            <text:p>596</text:p>
          </table:table-cell>
          <table:table-cell table:number-columns-repeated="2"/>
          <table:table-cell table:formula="of:=IF([.H4]&gt;0; [.$M4]/[.H4]; &quot;&quot;)" office:value-type="float" office:value="10.6428571428571">
            <text:p>10.64</text:p>
          </table:table-cell>
          <table:table-cell table:formula="of:=IF([.I4]&gt;0; [.$M4]/[.I4]; &quot;&quot;)" office:value-type="float" office:value="0.306584362139918">
            <text:p>0.31</text:p>
          </table:table-cell>
          <table:table-cell table:formula="of:=IF([.J4]&gt;0; [.$M4]/[.J4]; &quot;&quot;)" office:value-type="float" office:value="0.156636005256242">
            <text:p>0.1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/NAS/NRL/MPP-test/21FEB03000018204.mpg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155">
            <text:p>155</text:p>
          </table:table-cell>
          <table:table-cell office:value-type="float" office:value="7420">
            <text:p>7420</text:p>
          </table:table-cell>
          <table:table-cell office:value-type="float" office:value="10719">
            <text:p>10719</text:p>
          </table:table-cell>
          <table:table-cell office:value-type="float" office:value="1.44461">
            <text:p>1.44</text:p>
          </table:table-cell>
          <table:table-cell office:value-type="float" office:value="69.1548">
            <text:p>69.15</text:p>
          </table:table-cell>
          <table:table-cell office:value-type="float" office:value="1800">
            <text:p>1800</text:p>
          </table:table-cell>
          <table:table-cell table:number-columns-repeated="2"/>
          <table:table-cell table:formula="of:=IF([.H5]&gt;0; [.$M5]/[.H5]; &quot;&quot;)" office:value-type="float" office:value="11.6129032258065">
            <text:p>11.61</text:p>
          </table:table-cell>
          <table:table-cell table:formula="of:=IF([.I5]&gt;0; [.$M5]/[.I5]; &quot;&quot;)" office:value-type="float" office:value="0.242587601078167">
            <text:p>0.24</text:p>
          </table:table-cell>
          <table:table-cell table:formula="of:=IF([.J5]&gt;0; [.$M5]/[.J5]; &quot;&quot;)" office:value-type="float" office:value="0.167926112510495">
            <text:p>0.1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/NAS/NRL/MPP-test/predator-clip.mpg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23">
            <text:p>223</text:p>
          </table:table-cell>
          <table:table-cell office:value-type="float" office:value="3906">
            <text:p>3906</text:p>
          </table:table-cell>
          <table:table-cell office:value-type="float" office:value="16780">
            <text:p>16780</text:p>
          </table:table-cell>
          <table:table-cell office:value-type="float" office:value="4.29595">
            <text:p>4.3</text:p>
          </table:table-cell>
          <table:table-cell office:value-type="float" office:value="75.2466">
            <text:p>75.25</text:p>
          </table:table-cell>
          <table:table-cell office:value-type="float" office:value="2632">
            <text:p>2632</text:p>
          </table:table-cell>
          <table:table-cell table:number-columns-repeated="2"/>
          <table:table-cell table:formula="of:=IF([.H6]&gt;0; [.$M6]/[.H6]; &quot;&quot;)" office:value-type="float" office:value="11.8026905829596">
            <text:p>11.8</text:p>
          </table:table-cell>
          <table:table-cell table:formula="of:=IF([.I6]&gt;0; [.$M6]/[.I6]; &quot;&quot;)" office:value-type="float" office:value="0.673835125448029">
            <text:p>0.67</text:p>
          </table:table-cell>
          <table:table-cell table:formula="of:=IF([.J6]&gt;0; [.$M6]/[.J6]; &quot;&quot;)" office:value-type="float" office:value="0.156853396901073">
            <text:p>0.16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/NAS/NRL/MPP-test/21FEB03000018124.mpg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26">
            <text:p>26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15155">
            <text:p>15155</text:p>
          </table:table-cell>
          <table:table-cell office:value-type="float" office:value="16377">
            <text:p>16377</text:p>
          </table:table-cell>
          <table:table-cell office:value-type="float" office:value="1.08063">
            <text:p>1.08</text:p>
          </table:table-cell>
          <table:table-cell office:value-type="float" office:value="98.0659">
            <text:p>98.07</text:p>
          </table:table-cell>
          <table:table-cell office:value-type="float" office:value="1791">
            <text:p>1791</text:p>
          </table:table-cell>
          <table:table-cell table:number-columns-repeated="2"/>
          <table:table-cell table:formula="of:=IF([.H7]&gt;0; [.$M7]/[.H7]; &quot;&quot;)" office:value-type="float" office:value="10.7245508982036">
            <text:p>10.72</text:p>
          </table:table-cell>
          <table:table-cell table:formula="of:=IF([.I7]&gt;0; [.$M7]/[.I7]; &quot;&quot;)" office:value-type="float" office:value="0.11817881887166">
            <text:p>0.12</text:p>
          </table:table-cell>
          <table:table-cell table:formula="of:=IF([.J7]&gt;0; [.$M7]/[.J7]; &quot;&quot;)" office:value-type="float" office:value="0.109360688770837">
            <text:p>0.11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8]&gt;0; [.$M8]/[.H8]; &quot;&quot;)">
            <text:p/>
          </table:table-cell>
          <table:table-cell table:formula="of:=IF([.I8]&gt;0; [.$M8]/[.I8]; &quot;&quot;)">
            <text:p/>
          </table:table-cell>
          <table:table-cell table:formula="of:=IF([.J8]&gt;0; [.$M8]/[.J8]; &quot;&quot;)">
            <text:p/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9]&gt;0; [.$M9]/[.H9]; &quot;&quot;)">
            <text:p/>
          </table:table-cell>
          <table:table-cell table:formula="of:=IF([.I9]&gt;0; [.$M9]/[.I9]; &quot;&quot;)">
            <text:p/>
          </table:table-cell>
          <table:table-cell table:formula="of:=IF([.J9]&gt;0; [.$M9]/[.J9]; &quot;&quot;)">
            <text:p/>
          </table:table-cell>
          <table:table-cell table:number-columns-repeated="3"/>
          <table:table-cell office:value-type="float" office:value="0">
            <text:p>#N/A</text:p>
          </table:table-cell>
          <table:table-cell/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10]&gt;0; [.$M10]/[.H10]; &quot;&quot;)">
            <text:p/>
          </table:table-cell>
          <table:table-cell table:formula="of:=IF([.I10]&gt;0; [.$M10]/[.I10]; &quot;&quot;)">
            <text:p/>
          </table:table-cell>
          <table:table-cell table:formula="of:=IF([.J10]&gt;0; [.$M10]/[.J10]; &quot;&quot;)">
            <text:p/>
          </table:table-cell>
          <table:table-cell table:number-columns-repeated="3"/>
          <table:table-cell office:value-type="float" office:value="0">
            <text:p>#N/A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11]&gt;0; [.$M11]/[.H11]; &quot;&quot;)">
            <text:p/>
          </table:table-cell>
          <table:table-cell table:formula="of:=IF([.I11]&gt;0; [.$M11]/[.I11]; &quot;&quot;)">
            <text:p/>
          </table:table-cell>
          <table:table-cell table:formula="of:=IF([.J11]&gt;0; [.$M11]/[.J11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12]&gt;0; [.$M12]/[.H12]; &quot;&quot;)">
            <text:p/>
          </table:table-cell>
          <table:table-cell table:formula="of:=IF([.I12]&gt;0; [.$M12]/[.I12]; &quot;&quot;)">
            <text:p/>
          </table:table-cell>
          <table:table-cell table:formula="of:=IF([.J12]&gt;0; [.$M12]/[.J12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13]&gt;0; [.$M13]/[.H13]; &quot;&quot;)">
            <text:p/>
          </table:table-cell>
          <table:table-cell table:formula="of:=IF([.I13]&gt;0; [.$M13]/[.I13]; &quot;&quot;)">
            <text:p/>
          </table:table-cell>
          <table:table-cell table:formula="of:=IF([.J13]&gt;0; [.$M13]/[.J13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14]&gt;0; [.$M14]/[.H14]; &quot;&quot;)">
            <text:p/>
          </table:table-cell>
          <table:table-cell table:formula="of:=IF([.I14]&gt;0; [.$M14]/[.I14]; &quot;&quot;)">
            <text:p/>
          </table:table-cell>
          <table:table-cell table:formula="of:=IF([.J14]&gt;0; [.$M14]/[.J14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15]&gt;0; [.$M15]/[.H15]; &quot;&quot;)">
            <text:p/>
          </table:table-cell>
          <table:table-cell table:formula="of:=IF([.I15]&gt;0; [.$M15]/[.I15]; &quot;&quot;)">
            <text:p/>
          </table:table-cell>
          <table:table-cell table:formula="of:=IF([.J15]&gt;0; [.$M15]/[.J15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16]&gt;0; [.$M16]/[.H16]; &quot;&quot;)">
            <text:p/>
          </table:table-cell>
          <table:table-cell table:formula="of:=IF([.I16]&gt;0; [.$M16]/[.I16]; &quot;&quot;)">
            <text:p/>
          </table:table-cell>
          <table:table-cell table:formula="of:=IF([.J16]&gt;0; [.$M16]/[.J16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17]&gt;0; [.$M17]/[.H17]; &quot;&quot;)">
            <text:p/>
          </table:table-cell>
          <table:table-cell table:formula="of:=IF([.I17]&gt;0; [.$M17]/[.I17]; &quot;&quot;)">
            <text:p/>
          </table:table-cell>
          <table:table-cell table:formula="of:=IF([.J17]&gt;0; [.$M17]/[.J17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18]&gt;0; [.$M18]/[.H18]; &quot;&quot;)">
            <text:p/>
          </table:table-cell>
          <table:table-cell table:formula="of:=IF([.I18]&gt;0; [.$M18]/[.I18]; &quot;&quot;)">
            <text:p/>
          </table:table-cell>
          <table:table-cell table:formula="of:=IF([.J18]&gt;0; [.$M18]/[.J18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19]&gt;0; [.$M19]/[.H19]; &quot;&quot;)">
            <text:p/>
          </table:table-cell>
          <table:table-cell table:formula="of:=IF([.I19]&gt;0; [.$M19]/[.I19]; &quot;&quot;)">
            <text:p/>
          </table:table-cell>
          <table:table-cell table:formula="of:=IF([.J19]&gt;0; [.$M19]/[.J19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20]&gt;0; [.$M20]/[.H20]; &quot;&quot;)">
            <text:p/>
          </table:table-cell>
          <table:table-cell table:formula="of:=IF([.I20]&gt;0; [.$M20]/[.I20]; &quot;&quot;)">
            <text:p/>
          </table:table-cell>
          <table:table-cell table:formula="of:=IF([.J20]&gt;0; [.$M20]/[.J20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21]&gt;0; [.$M21]/[.H21]; &quot;&quot;)">
            <text:p/>
          </table:table-cell>
          <table:table-cell table:formula="of:=IF([.I21]&gt;0; [.$M21]/[.I21]; &quot;&quot;)">
            <text:p/>
          </table:table-cell>
          <table:table-cell table:formula="of:=IF([.J21]&gt;0; [.$M21]/[.J21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22]&gt;0; [.$M22]/[.H22]; &quot;&quot;)">
            <text:p/>
          </table:table-cell>
          <table:table-cell table:formula="of:=IF([.I22]&gt;0; [.$M22]/[.I22]; &quot;&quot;)">
            <text:p/>
          </table:table-cell>
          <table:table-cell table:formula="of:=IF([.J22]&gt;0; [.$M22]/[.J22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23]&gt;0; [.$M23]/[.H23]; &quot;&quot;)">
            <text:p/>
          </table:table-cell>
          <table:table-cell table:formula="of:=IF([.I23]&gt;0; [.$M23]/[.I23]; &quot;&quot;)">
            <text:p/>
          </table:table-cell>
          <table:table-cell table:formula="of:=IF([.J23]&gt;0; [.$M23]/[.J23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24]&gt;0; [.$M24]/[.H24]; &quot;&quot;)">
            <text:p/>
          </table:table-cell>
          <table:table-cell table:formula="of:=IF([.I24]&gt;0; [.$M24]/[.I24]; &quot;&quot;)">
            <text:p/>
          </table:table-cell>
          <table:table-cell table:formula="of:=IF([.J24]&gt;0; [.$M24]/[.J24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25]&gt;0; [.$M25]/[.H25]; &quot;&quot;)">
            <text:p/>
          </table:table-cell>
          <table:table-cell table:formula="of:=IF([.I25]&gt;0; [.$M25]/[.I25]; &quot;&quot;)">
            <text:p/>
          </table:table-cell>
          <table:table-cell table:formula="of:=IF([.J25]&gt;0; [.$M25]/[.J25]; &quot;&quot;)">
            <text:p/>
          </table:table-cell>
          <table:table-cell table:number-columns-repeated="100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Import1" table:target-range-address="Database.B2:Database.M7">
          <table:database-source-query table:database-name="percival" table:query-name="speedup-analysis-no-failures"/>
        </table:database-range>
        <table:database-range table:target-range-address="Database.G1:Database.G6553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6">04/16/2010</text:date>, <text:time>19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4T11:30:16</meta:creation-date>
    <dc:date>2010-04-16T19:25:10</dc:date>
    <meta:editing-duration>PT46H02M42S</meta:editing-duration>
    <meta:editing-cycles>23</meta:editing-cycles>
    <meta:generator>OpenOffice.org/3.1$Unix OpenOffice.org_project/310m19$Build-9420</meta:generator>
    <meta:document-statistic meta:table-count="3" meta:cell-count="24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power"/>
    </style:style>
    <style:style style:name="ch5" style:family="chart" style:data-style-name="N0">
      <style:chart-properties chart:display-label="true" chart:logarithmic="false" chart:maximum="100" chart:reverse-direction="tru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cm" svg:stroke-color="#004586" svg:stroke-opacity="100%" draw:stroke-linejoin="non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529cm" svg:height="10.213cm" chart:class="chart:scatter" chart:style-name="ch1">
        <chart:title svg:x="4.434cm" svg:y="0.205cm" chart:style-name="ch2">
          <text:p>Speedup versus Percent Motion</text:p>
        </chart:title>
        <chart:legend chart:legend-position="end" svg:x="12.098cm" svg:y="4.491cm" chart:style-name="ch3"/>
        <chart:plot-area chart:style-name="ch4" table:cell-range-address="Database.G3:Database.G40 Database.K2:Database.K40" chart:data-source-has-labels="row" svg:x="0.419cm" svg:y="0.924cm" svg:width="11.37cm" svg:height="8.878cm">
          <chart:axis chart:dimension="x" chart:name="primary-x" chart:style-name="ch5">
            <chart:title svg:x="5.33cm" svg:y="9.46cm" chart:style-name="ch6">
              <text:p>percent motion</text:p>
            </chart:title>
          </chart:axis>
          <chart:axis chart:dimension="y" chart:name="primary-y" chart:style-name="ch7">
            <chart:title svg:x="0.311cm" svg:y="5.657cm" chart:style-name="ch8">
              <text:p>speedup</text:p>
            </chart:title>
            <chart:grid chart:style-name="ch9" chart:class="major"/>
          </chart:axis>
          <chart:series chart:style-name="ch10" chart:values-cell-range-address="Database.K3:Database.K40" chart:label-cell-address="Database.K2:Database.K2" chart:class="chart:scatter">
            <chart:domain table:cell-range-address="Database.G3:Database.G40"/>
            <chart:regression-curve chart:style-name="ch11"/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Database.K2:Database.K2">usc_versus_md_us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 text:id="Database.G3:Database.G40">13</text:p>
              </table:table-cell>
              <table:table-cell office:value-type="float" office:value="13.8508">
                <text:p text:id="Database.K3:Database.K40">13.85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.9573">
                <text:p>1.9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1.44461">
                <text:p>1.44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4.29595">
                <text:p>4.29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1.08063">
                <text:p>1.08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451cm" svg:height="10.284cm" chart:class="chart:scatter" chart:style-name="ch1">
        <chart:title svg:x="3.4cm" svg:y="0.206cm" chart:style-name="ch2">
          <text:p>Percent motion versus Total MPP Objects</text:p>
        </chart:title>
        <chart:legend chart:legend-position="end" svg:x="12.021cm" svg:y="4.527cm" chart:style-name="ch3"/>
        <chart:plot-area chart:style-name="ch4" table:cell-range-address="Database.D3:Database.D40 Database.G2:Database.G40" chart:data-source-has-labels="row" svg:x="0.417cm" svg:y="0.926cm" svg:width="11.296cm" svg:height="8.944cm">
          <chart:axis chart:dimension="x" chart:name="primary-x" chart:style-name="ch5">
            <chart:title svg:x="5.497cm" svg:y="9.529cm" chart:style-name="ch6">
              <text:p>total objects</text:p>
            </chart:title>
          </chart:axis>
          <chart:axis chart:dimension="y" chart:name="primary-y" chart:style-name="ch5">
            <chart:title svg:x="0.31cm" svg:y="6.172cm" chart:style-name="ch7">
              <text:p>percent motion</text:p>
            </chart:title>
            <chart:grid chart:style-name="ch8" chart:class="major"/>
          </chart:axis>
          <chart:series chart:style-name="ch9" chart:values-cell-range-address="Database.G3:Database.G40" chart:label-cell-address="Database.G2:Database.G2" chart:class="chart:scatter">
            <chart:domain table:cell-range-address="Database.D3:Database.D40"/>
            <chart:regression-curve chart:style-name="ch10"/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Database.G2:Database.G2">percent_mo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 text:id="Database.D3:Database.D40">4</text:p>
              </table:table-cell>
              <table:table-cell office:value-type="float" office:value="13">
                <text:p text:id="Database.G3:Database.G40">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46cm" svg:height="10.159cm" chart:class="chart:scatter" chart:style-name="ch1">
        <chart:title svg:x="3.42cm" svg:y="0.204cm" chart:style-name="ch2">
          <text:p>Usc Tracks versus MPP total objects</text:p>
        </chart:title>
        <chart:legend chart:legend-position="end" svg:x="11.667cm" svg:y="4.802cm" chart:style-name="ch3"/>
        <chart:plot-area chart:style-name="ch4" table:cell-range-address="Database.D2:Database.E40" chart:data-source-has-labels="row" svg:x="0.377cm" svg:y="0.922cm" svg:width="11.002cm" svg:height="8.829cm">
          <chart:axis chart:dimension="x" chart:name="primary-x" chart:style-name="ch5">
            <chart:title svg:x="4.967cm" svg:y="9.408cm" chart:style-name="ch6">
              <text:p>mpp total objects</text:p>
            </chart:title>
          </chart:axis>
          <chart:axis chart:dimension="y" chart:name="primary-y" chart:style-name="ch7">
            <chart:title svg:x="0.29cm" svg:y="5.801cm" chart:style-name="ch8">
              <text:p>usc tracks</text:p>
            </chart:title>
            <chart:grid chart:style-name="ch9" chart:class="major"/>
          </chart:axis>
          <chart:series chart:style-name="ch10" chart:values-cell-range-address="Database.E3:Database.E40" chart:label-cell-address="Database.E2:Database.E2" chart:class="chart:scatter">
            <chart:domain table:cell-range-address="Database.D3:Database.D40"/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Database.E2:Database.E2">num_usc_track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 text:id="Database.D3:Database.D40">4</text:p>
              </table:table-cell>
              <table:table-cell office:value-type="float" office:value="1">
                <text:p text:id="Database.E3:Database.E40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148cm" svg:height="10.092cm" chart:class="chart:bar" chart:style-name="ch1">
        <chart:title svg:x="4.914cm" svg:y="0.202cm" chart:style-name="ch2">
          <text:p>Percent Motion Histogram</text:p>
        </chart:title>
        <chart:legend chart:legend-position="end" svg:x="13.166cm" svg:y="4.769cm" chart:style-name="ch3"/>
        <chart:plot-area chart:style-name="ch4" table:cell-range-address="Database.W3:Database.X8" chart:data-source-has-labels="column" svg:x="0.403cm" svg:y="0.918cm" svg:width="12.462cm" svg:height="8.772cm">
          <chart:axis chart:dimension="x" chart:name="primary-x" chart:style-name="ch5">
            <chart:title svg:x="6.392cm" svg:y="9.345cm" chart:style-name="ch6">
              <text:p>percent</text:p>
            </chart:title>
            <chart:categories table:cell-range-address="Database.W3:Database.W8"/>
          </chart:axis>
          <chart:axis chart:dimension="y" chart:name="primary-y" chart:style-name="ch7">
            <chart:title svg:x="0.303cm" svg:y="5.632cm" chart:style-name="ch8">
              <text:p># videos</text:p>
            </chart:title>
            <chart:grid chart:style-name="ch9" chart:class="major"/>
          </chart:axis>
          <chart:series chart:style-name="ch10" chart:values-cell-range-address="Database.X3:Database.X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 text:id="Database.W3:Database.W8">0</text:p>
              </table:table-cell>
              <table:table-cell office:value-type="float" office:value="0">
                <text:p text:id="Database.X3:Database.X8"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minimum="10" chart:maximum="100" chart:reverse-direction="tru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cm" svg:stroke-color="#004586" svg:stroke-opacity="100%" draw:stroke-linejoin="none"/>
    </style:style>
    <style:style style:name="ch12" style:family="chart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cm" svg:stroke-color="#ff420e" svg:stroke-opacity="100%" draw:stroke-linejoin="none"/>
    </style:style>
    <style:style style:name="ch14" style:family="chart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5" style:family="chart">
      <style:graphic-properties draw:stroke="solid" svg:stroke-width="0cm" svg:stroke-color="#ffd320" svg:stroke-opacity="100%" draw:stroke-linejoin="non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46cm" svg:height="9.485cm" chart:class="chart:scatter" chart:style-name="ch1">
        <chart:title svg:x="4.967cm" svg:y="0.19cm" chart:style-name="ch2">
          <text:p>Fps versus Percent Motion</text:p>
        </chart:title>
        <chart:legend chart:legend-position="end" svg:x="11.549cm" svg:y="3.086cm" chart:style-name="ch3"/>
        <chart:plot-area chart:style-name="ch4" table:cell-range-address="Database.G3:Database.G20 Database.P2:Database.P20 Database.Q2:Database.Q12 Database.R2:Database.R20" chart:data-source-has-labels="row" svg:x="0.417cm" svg:y="0.894cm" svg:width="10.824cm" svg:height="8.225cm">
          <chart:axis chart:dimension="x" chart:name="primary-x" chart:style-name="ch5">
            <chart:title svg:x="5.055cm" svg:y="8.762cm" chart:style-name="ch6">
              <text:p>percent motion</text:p>
            </chart:title>
          </chart:axis>
          <chart:axis chart:dimension="y" chart:name="primary-y" chart:style-name="ch7">
            <chart:title svg:x="0.31cm" svg:y="4.939cm" chart:style-name="ch8">
              <text:p>fps</text:p>
            </chart:title>
            <chart:grid chart:style-name="ch9" chart:class="major"/>
          </chart:axis>
          <chart:series chart:style-name="ch10" chart:values-cell-range-address="Database.P3:Database.P20" chart:label-cell-address="Database.P2:Database.P2" chart:class="chart:scatter">
            <chart:domain table:cell-range-address="Database.G3:Database.G20"/>
            <chart:regression-curve chart:style-name="ch11"/>
            <chart:data-point chart:repeated="18"/>
          </chart:series>
          <chart:series chart:style-name="ch12" chart:values-cell-range-address="Database.Q3:Database.Q12" chart:label-cell-address="Database.Q2:Database.Q2" chart:class="chart:scatter">
            <chart:regression-curve chart:style-name="ch13"/>
            <chart:data-point chart:repeated="10"/>
          </chart:series>
          <chart:series chart:style-name="ch14" chart:values-cell-range-address="Database.R3:Database.R20" chart:label-cell-address="Database.R2:Database.R2" chart:class="chart:scatter">
            <chart:regression-curve chart:style-name="ch15"/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Database.P2:Database.P2">md fps</text:p>
              </table:table-cell>
              <table:table-cell office:value-type="string">
                <text:p text:id="Database.Q2:Database.Q2">md usc fps</text:p>
              </table:table-cell>
              <table:table-cell office:value-type="string">
                <text:p text:id="Database.R2:Database.R2">usc f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 text:id="Database.G3:Database.G20">13</text:p>
              </table:table-cell>
              <table:table-cell office:value-type="float" office:value="12">
                <text:p text:id="Database.P3:Database.P20">12</text:p>
              </table:table-cell>
              <table:table-cell office:value-type="float" office:value="2.33463035019455">
                <text:p text:id="Database.Q3:Database.Q12">2.33463035019455</text:p>
              </table:table-cell>
              <table:table-cell office:value-type="float" office:value="0.168555108156194">
                <text:p text:id="Database.R3:Database.R20">0.1685551081561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0.6428571428571">
                <text:p>10.6428571428571</text:p>
              </table:table-cell>
              <table:table-cell office:value-type="float" office:value="0.306584362139918">
                <text:p>0.306584362139918</text:p>
              </table:table-cell>
              <table:table-cell office:value-type="float" office:value="0.156636005256242">
                <text:p>0.156636005256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11.6129032258065">
                <text:p>11.6129032258065</text:p>
              </table:table-cell>
              <table:table-cell office:value-type="float" office:value="0.242587601078167">
                <text:p>0.242587601078167</text:p>
              </table:table-cell>
              <table:table-cell office:value-type="float" office:value="0.167926112510495">
                <text:p>0.167926112510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1.8026905829596">
                <text:p>11.8026905829596</text:p>
              </table:table-cell>
              <table:table-cell office:value-type="float" office:value="0.673835125448029">
                <text:p>0.673835125448029</text:p>
              </table:table-cell>
              <table:table-cell office:value-type="float" office:value="0.156853396901073">
                <text:p>0.156853396901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10.7245508982036">
                <text:p>10.7245508982036</text:p>
              </table:table-cell>
              <table:table-cell office:value-type="float" office:value="0.11817881887166">
                <text:p>0.11817881887166</text:p>
              </table:table-cell>
              <table:table-cell office:value-type="float" office:value="0.109360688770837">
                <text:p>0.1093606887708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